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5pt" fo:language="es" fo:country="ES" style:font-size-asian="10.5pt"/>
    </style:style>
    <style:style style:name="P2" style:family="paragraph" style:parent-style-name="Standard">
      <style:text-properties fo:font-size="10.5pt" fo:language="es" fo:country="ES" fo:font-weight="bold" style:font-size-asian="10.5pt" style:font-weight-asian="bold" style:font-weight-complex="bold"/>
    </style:style>
    <style:style style:name="P3" style:family="paragraph" style:parent-style-name="Standard">
      <style:text-properties fo:language="es" fo:country="ES"/>
    </style:style>
    <style:style style:name="P4" style:family="paragraph" style:parent-style-name="Preformatted_20_Text">
      <style:text-properties style:font-name="Liberation Sans"/>
    </style:style>
    <style:style style:name="P5" style:family="paragraph" style:parent-style-name="Preformatted_20_Text">
      <style:text-properties fo:language="en" fo:country="US"/>
    </style:style>
    <style:style style:name="P6" style:family="paragraph" style:parent-style-name="Standard" style:master-page-name="MP0">
      <style:paragraph-properties fo:text-align="center" style:justify-single-word="false" style:page-number="auto" fo:break-before="page"/>
      <style:text-properties fo:font-size="10.5pt" fo:language="es" fo:country="ES" fo:font-weight="bold" style:font-size-asian="10.5pt" style:font-weight-asian="bold" style:font-weight-complex="bold"/>
    </style:style>
    <style:style style:name="P7" style:family="paragraph" style:parent-style-name="Preformatted_20_Text" style:list-style-name="L1"/>
    <style:style style:name="P8" style:family="paragraph" style:parent-style-name="Preformatted_20_Text" style:list-style-name="L1">
      <style:text-properties style:font-name="Liberation Sans"/>
    </style:style>
    <style:style style:name="T1" style:family="text">
      <style:text-properties style:font-name="Liberation Sans"/>
    </style:style>
    <style:style style:name="T2" style:family="text">
      <style:text-properties style:font-name="Liberation Sans" fo:font-style="italic" style:font-style-asian="italic" style:font-style-complex="italic"/>
    </style:style>
    <style:style style:name="T3" style:family="text">
      <style:text-properties style:font-name="Wingdings" style:font-name-asian="Wingdings" style:font-name-complex="Wingdings"/>
    </style:style>
    <style:style style:name="T4" style:family="text">
      <style:text-properties fo:color="#0070c0" style:font-name="Liberation Sans"/>
    </style:style>
    <style:style style:name="T5" style:family="text">
      <style:text-properties fo:color="#0070c0" style:font-name="Liberation Sans" fo:font-style="italic" style:font-style-asian="italic"/>
    </style:style>
    <style:style style:name="T6" style:family="text">
      <style:text-properties fo:color="#0070c0" style:font-name="Liberation Sans" fo:font-style="italic" style:font-style-asian="italic" style:font-style-complex="italic"/>
    </style:style>
    <style:style style:name="T7" style:family="text">
      <style:text-properties fo:color="#4472c4" style:font-name="Liberation Sans"/>
    </style:style>
    <style:style style:name="T8" style:family="text">
      <style:text-properties fo:font-size="10.5pt" fo:language="es" fo:country="ES" style:font-size-asian="10.5pt"/>
    </style:style>
    <style:style style:name="T9" style:family="text">
      <style:text-properties fo:font-size="10.5pt" fo:language="es" fo:country="ES" fo:font-weight="bold" style:font-size-asian="10.5pt" style:font-weight-asian="bold"/>
    </style:style>
    <style:style style:name="T10" style:family="text">
      <style:text-properties fo:font-size="10.5pt" style:font-size-asian="10.5pt"/>
    </style:style>
    <style:style style:name="T11" style:family="text">
      <style:text-properties fo:font-size="10.5pt" fo:font-style="italic" style:font-size-asian="10.5pt" style:font-style-asian="italic"/>
    </style:style>
    <style:style style:name="T12" style:family="text">
      <style:text-properties officeooo:rsid="001c4fdd"/>
    </style:style>
    <style:style style:name="T13" style:family="text">
      <style:text-properties officeooo:rsid="001e0624"/>
    </style:style>
    <style:style style:name="T14" style:family="text">
      <style:text-properties officeooo:rsid="001eb5d5"/>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áctica 3 </text:p>
      <text:p text:style-name="P1"/>
      <text:list xml:id="list3721509026" text:style-name="L1">
        <text:list-item>
          <text:p text:style-name="P7"><text:span text:style-name="Fuente_20_de_20_párrafo_20_predeter."><text:span text:style-name="T1">Nos movemos al área de trabajo 2 (ctrl+Alt+ </text:span></text:span><text:span text:style-name="Fuente_20_de_20_párrafo_20_predeter."><text:span text:style-name="T3"></text:span></text:span><text:span text:style-name="Fuente_20_de_20_párrafo_20_predeter."><text:span text:style-name="T1"> )</text:span></text:span></text:p>
        </text:list-item>
        <text:list-item>
          <text:p text:style-name="P8">Abrir un terminal (arriba a la derecha; al lado del símbolo de Chrome; si ya hay un terminal y queremos otro, dar botón derecho sobre el terminal y elegir “Ventana Nueva”)</text:p>
        </text:list-item>
        <text:list-item>
          <text:p text:style-name="P7"><text:span text:style-name="Fuente_20_de_20_párrafo_20_predeter."><text:span text:style-name="T1">Crear un directorio donde se grabarán los datos: rm -rf datos; </text:span></text:span><text:span text:style-name="Fuente_20_de_20_párrafo_20_predeter."><text:span text:style-name="T2">mkdir datos</text:span></text:span></text:p>
        </text:list-item>
        <text:list-item>
          <text:p text:style-name="P7"><text:span text:style-name="Fuente_20_de_20_párrafo_20_predeter."><text:span text:style-name="T1">Iniciamos el servidor tecleando mongod </text:span></text:span><text:span text:style-name="Fuente_20_de_20_párrafo_20_predeter."><text:span text:style-name="T2">-dbpath datos</text:span></text:span></text:p>
        </text:list-item>
        <text:list-item>
          <text:p text:style-name="P7"><text:span text:style-name="Fuente_20_de_20_párrafo_20_predeter."><text:span text:style-name="T1">Volvemos al área de trabajo 1 ((ctrl+Alt+ </text:span></text:span><text:span text:style-name="Fuente_20_de_20_párrafo_20_predeter."><text:span text:style-name="T3"></text:span></text:span><text:span text:style-name="Fuente_20_de_20_párrafo_20_predeter."><text:span text:style-name="T1"> )</text:span></text:span></text:p>
        </text:list-item>
        <text:list-item>
          <text:p text:style-name="P8">Ahora vamos a importar los datos que usaremos en la práctica:</text:p>
          <text:list>
            <text:list-item>
              <text:p text:style-name="P7"><text:span text:style-name="Fuente_20_de_20_párrafo_20_predeter."><text:span text:style-name="T1">Bajar del </text:span></text:span><text:a xlink:type="simple" xlink:href="http://www.ucm.es/campusvirtual" office:target-frame-name="_top" xlink:show="replace" text:style-name="Internet_20_link" text:visited-style-name="Visited_20_Internet_20_Link"><text:span text:style-name="Hipervínculo"><text:span text:style-name="T1">campus</text:span></text:span></text:a><text:span text:style-name="Fuente_20_de_20_párrafo_20_predeter."><text:span text:style-name="T1"> el fichero </text:span></text:span></text:p>
            </text:list-item>
            <text:list-item>
              <text:p text:style-name="P8">Abrimos un nuevo terminal y escribimos </text:p>
            </text:list-item>
          </text:list>
        </text:list-item>
      </text:list>
      <text:p text:style-name="P5">mongoimport --drop --db test --collection log --file /home/hlocal/Descargas/log.json</text:p>
      <text:list xml:id="list143514879626554" text:continue-numbering="true" text:style-name="L1">
        <text:list-item>
          <text:p text:style-name="P7"><text:span text:style-name="Fuente_20_de_20_párrafo_20_predeter."><text:span text:style-name="T1">En el mismo terminal tecleamos </text:span></text:span><text:span text:style-name="Fuente_20_de_20_párrafo_20_predeter."><text:span text:style-name="T6">mongo</text:span></text:span><text:span text:style-name="Fuente_20_de_20_párrafo_20_predeter."><text:span text:style-name="T5"> </text:span></text:span><text:span text:style-name="Fuente_20_de_20_párrafo_20_predeter."><text:span text:style-name="T1">sin más...ya estamos en el shell de mongo. Podemos teclear </text:span></text:span><text:span text:style-name="Fuente_20_de_20_párrafo_20_predeter."><text:span text:style-name="T4">show collections </text:span></text:span><text:span text:style-name="Fuente_20_de_20_párrafo_20_predeter."><text:span text:style-name="T1">y debemos ver que la colección </text:span></text:span><text:span text:style-name="Fuente_20_de_20_párrafo_20_predeter."><text:span text:style-name="T7">log </text:span></text:span><text:span text:style-name="Fuente_20_de_20_párrafo_20_predeter."><text:span text:style-name="T1">está. Y escribir </text:span></text:span><text:span text:style-name="Fuente_20_de_20_párrafo_20_predeter."><text:span text:style-name="T4">db.log.findOne()</text:span></text:span><text:span text:style-name="Fuente_20_de_20_párrafo_20_predeter."><text:span text:style-name="T1"> para mirar un poco la estructura de la colección.</text:span></text:span></text:p>
        </text:list-item>
      </text:list>
      <text:p text:style-name="P4"/>
      <text:p text:style-name="P1"/>
      <text:p text:style-name="P1">1) Se ha detectado un error en el log que debemos corregir. Todos los usuarios con País Francia deberían tener en realidad, España</text:p>
      <text:p text:style-name="P1">Copia en la solución la instrucción escribirías para hacer el cambio</text:p>
      <text:p text:style-name="P1"/>
      <text:p text:style-name="P1">2) Llega un nuevo acción de la usuario Sinda (se puede suponer que _id: Sinda ya existe),. Se trata de una</text:p>
      <text:p text:style-name="P1">'action' con valor 'copy file', timestamp: "2018-05-24 15:03:21",duration:8,success: true. Añadirla al principio de su array acciones ('actions').</text:p>
      <text:p text:style-name="P1"/>
      <text:p text:style-name="P2"/>
      <text:p text:style-name="Standard"><text:span text:style-name="Fuente_20_de_20_párrafo_20_predeter."><text:span text:style-name="T8">3) <text:s/>La tercera acción de Herminia, que estaba incompleta, ha finalizado con éxito. </text:span></text:span><text:span text:style-name="Fuente_20_de_20_párrafo_20_predeter."><text:span text:style-name="T10">Poner </text:span></text:span><text:span text:style-name="Fuente_20_de_20_párrafo_20_predeter."><text:span text:style-name="T11">success</text:span></text:span><text:span text:style-name="Fuente_20_de_20_párrafo_20_predeter."><text:span text:style-name="T10"> a true y </text:span></text:span><text:span text:style-name="Fuente_20_de_20_párrafo_20_predeter."><text:span text:style-name="T11">duration</text:span></text:span><text:span text:style-name="Fuente_20_de_20_párrafo_20_predeter."><text:span text:style-name="T10"> a 4.</text:span></text:span></text:p>
      <text:p text:style-name="P1">4) <text:s/>Finalmente parece que está acción (la del apartado 3) ha tenido más duración de la apuntada inicialmente, en concreto dos segundos más. Aumentar en dos su clave duration</text:p>
      <text:p text:style-name="P1"/>
      <text:p text:style-name="P1">5) Bertoldo tiene una nueva IP, la 112.56.2.67. Incorporarla a su lista de IPs si no está incluido ya (la instrucción debe hacer la comprobación, no nosotros a ojo)</text:p>
      <text:p text:style-name="P1"/>
      <text:p text:style-name="P1">6) Añadir un nueva pareja clave valor de la forma {suspicius:true} a todos los <text:s/>usuarios con alguna acción con duración sobre <text:span text:style-name="T14">10</text:span> segundos y valor success a false.</text:p>
      <text:p text:style-name="P1"/>
      <text:p text:style-name="P1">7) En este momento solo nos interesan ataques desde <text:span text:style-name="T12">Alemania</text:span>, quitar la clave suspicius a los usuarios no radicados en Alemania</text:p>
      <text:p text:style-name="P1"/>
      <text:p text:style-name="P1">8) Fabricio ha solicitado que se eliminen sus datos; escribe en la solución la instrucción para eliminarlo siempre y cuando no tenga ninguna acción incompleta. Una acción incompleta se caracteriza porque no tiene valor ‘success’ ,es decir esa clave no existe en alguno de sus acciones</text:p>
      <text:p text:style-name="P1"/>
      <text:p text:style-name="P1"/>
      <text:p text:style-name="Standard"><text:span text:style-name="Fuente_20_de_20_párrafo_20_predeter."><text:span text:style-name="T8">9) </text:span></text:span><text:span text:style-name="Fuente_20_de_20_párrafo_20_predeter."><text:span text:style-name="T9">Difícil</text:span></text:span><text:span text:style-name="Fuente_20_de_20_párrafo_20_predeter."><text:span text:style-name="T8">. La colección pru tiene documentos con el aspecto</text:span></text:span></text:p>
      <text:p text:style-name="P1">db.pru.insert({a:[1,2,3,4,5],_id:0})</text:p>
      <text:p text:style-name="P1">db.pru.insert({a:[1,2,9],_id:1})</text:p>
      <text:p text:style-name="P1"/>
      <text:p text:style-name="P1">Queremos escribir una consulta para encontrar documentos sean subconjuntos del conjunto</text:p>
      <text:p text:style-name="P1">[1,4,5,2,3,5,1,4,8]</text:p>
      <text:p text:style-name="P1"/>
      <text:p text:style-name="P1">En el ejemplo anterior: { "_id" : 0, "a" : [ 1, 2, 3, 4, 5 ] }</text:p>
      <text:p text:style-name="P1"/>
      <text:p text:style-name="Standard"><text:span text:style-name="Fuente_20_de_20_párrafo_20_predeter."><text:span text:style-name="T8">10) <text:s text:c="2"/>Un usuario con nombre Aniceto se ha registrado en el sistema. En el 'País' ha escrito 'Italia'. Escribir una instrucción que si ya existe solo solo le cambiará el país, si no existe lo insertará. Además, si no existe le pondrá el campo actions a []</text:span></text:span></text:p>
      <text:p text:style-name="P1">Copia en la solución la consulta.</text:p>
      <text:p text:style-name="P1">(Para probar, conviene hacer la misma consulta con un _id que no exista y ver si funciona en este cas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TML_20_con_20_formato_20_previo" style:display-name="HTML con formato previo"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fo:hyphenate="tru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fo:language="es" fo:country="ES"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uente_20_de_20_párrafo_20_predeter." style:display-name="Fuente de párrafo predeter." style:family="text"/>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style:style>
    <style:style style:name="pln" style:family="text" style:parent-style-name="Fuente_20_de_20_párrafo_20_predeter."/>
    <style:style style:name="pun" style:family="text" style:parent-style-name="Fuente_20_de_20_párrafo_20_predeter."/>
    <style:style style:name="lit" style:family="text" style:parent-style-name="Fuente_20_de_20_párrafo_20_predeter."/>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
    <meta:initial-creator>Rafa</meta:initial-creator>
    <meta:creation-date>2019-02-19T12:55:00Z</meta:creation-date>
    <dc:date>2019-02-19T14:35:14.258826911</dc:date>
    <meta:print-date>2018-02-27T13:59:00Z</meta:print-date>
    <meta:editing-cycles>9</meta:editing-cycles>
    <meta:editing-duration>PT30M</meta:editing-duration>
    <meta:document-statistic meta:table-count="0" meta:image-count="0" meta:object-count="0" meta:page-count="1" meta:paragraph-count="30" meta:word-count="514" meta:character-count="3027" meta:non-whitespace-character-count="2548"/>
    <meta:template xlink:type="simple" xlink:actuate="onRequest" xlink:title="" xlink:href="../../../tmp/mozilla_usuario_local0/pract3.odt/Normal.dotm"/>
  </office:meta>
</office:document-meta>
</file>